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d4ea6b" fo:border="0.74pt solid #000000"/>
    </style:style>
    <style:style style:name="ce59" style:family="table-cell" style:parent-style-name="Default">
      <style:table-cell-properties fo:background-color="#ec9ba4" fo:border="0.74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44"/>
        <table:table-column table:style-name="co1" table:default-cell-style-name="ce2"/>
        <table:table-column table:style-name="co1" table:default-cell-style-name="ce44"/>
        <table:table-column table:style-name="co2" table:number-columns-repeated="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Rating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Submissões/acerto</text:p>
          </table:table-cell>
          <table:table-cell table:style-name="ce63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794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Two Pointers / Busca binária</text:p>
          </table:table-cell>
          <table:table-cell table:style-name="ce8" office:value-type="string" calcext:value-type="string">
            <text:p>https://codeforces.com/problemset/problem/1794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00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3m 05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Implementação</text:p>
          </table:table-cell>
          <table:table-cell table:style-name="ce8" office:value-type="string" calcext:value-type="string">
            <text:p>https://codeforces.com/problemset/problem/1100/B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3" office:value-type="string" calcext:value-type="string">
            <text:p>103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31" office:value-type="string" calcext:value-type="string">
            <text:p>13m 31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Construtivo / Matemática</text:p>
          </table:table-cell>
          <table:table-cell table:style-name="ce8" office:value-type="string" calcext:value-type="string">
            <text:p>https://codeforces.com/problemset/problem/1037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8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9m 4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Implementação / string</text:p>
          </table:table-cell>
          <table:table-cell table:style-name="ce8" office:value-type="string" calcext:value-type="string">
            <text:p>https://codeforces.com/problemset/problem/1182/B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5" office:value-type="string" calcext:value-type="string">
            <text:p>1872-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Dificil</text:p>
          </table:table-cell>
          <table:table-cell table:style-name="ce8" office:value-type="string" calcext:value-type="string">
            <text:p>Prefix Sum / Xor</text:p>
          </table:table-cell>
          <table:table-cell table:style-name="ce8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7-09" calcext:value-type="date">
            <text:p>07/09/23</text:p>
          </table:table-cell>
          <table:table-cell table:style-name="ce23" office:value-type="string" calcext:value-type="string">
            <text:p>1862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18m 55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/Strings/implementacao</text:p>
          </table:table-cell>
          <table:table-cell table:style-name="ce8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 / Construção</text:p>
          </table:table-cell>
          <table:table-cell table:style-name="ce8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44m 5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usca Binária</text:p>
          </table:table-cell>
          <table:table-cell table:style-name="ce8" office:value-type="string" calcext:value-type="string">
            <text:p>https://codeforces.com/contest/1862/problem/C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3" office:value-type="string" calcext:value-type="string">
            <text:p>1862-D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5" office:value-type="string" calcext:value-type="string">
            <text:p>1862-E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2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1872-F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F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ce8"/>
          <table:table-cell table:style-name="ce12" office:value-type="string" calcext:value-type="string">
            <text:p>1872-G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G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2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60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Rating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Submissões/acerto</text:p>
          </table:table-cell>
          <table:table-cell table:style-name="ce63" office:value-type="string" calcext:value-type="string">
            <text:p>Comment</text:p>
          </table:table-cell>
          <table:table-cell/>
          <table:table-cell table:style-name="ce57" office:value-type="string" calcext:value-type="string">
            <text:p>Div.3</text:p>
          </table:table-cell>
          <table:table-cell table:style-name="ce58" office:value-type="string" calcext:value-type="string">
            <text:p>Div.3</text:p>
          </table:table-cell>
          <table:table-cell table:style-name="ce59" office:value-type="string" calcext:value-type="string">
            <text:p>Div.3</text:p>
          </table:table-cell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4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</text:p>
          </table:table-cell>
          <table:table-cell table:style-name="ce53" office:value-type="string" calcext:value-type="string">
            <text:p>https://codeforces.com/contest/1846/problem/A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9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</text:p>
          </table:table-cell>
          <table:table-cell table:style-name="ce53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33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</text:p>
          </table:table-cell>
          <table:table-cell table:style-name="ce53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D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40m</text:p>
          </table:table-cell>
          <table:table-cell table:style-name="ce28" office:value-type="string" calcext:value-type="string">
            <text:p>Fácil/Médio</text:p>
          </table:table-cell>
          <table:table-cell table:style-name="ce28" office:value-type="string" calcext:value-type="string">
            <text:p>Geometria</text:p>
          </table:table-cell>
          <table:table-cell table:style-name="ce53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33" office:value-type="date" office:date-value="2023-10-09" calcext:value-type="date">
            <text:p>10/09/23</text:p>
          </table:table-cell>
          <table:table-cell table:style-name="ce42" office:value-type="string" calcext:value-type="string">
            <text:p>1843-A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7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Two Pointers</text:p>
          </table:table-cell>
          <table:table-cell table:style-name="ce54" office:value-type="string" calcext:value-type="string">
            <text:p>https://codeforces.com/contest/1843/problem/A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1-09" calcext:value-type="date">
            <text:p>11/09/23</text:p>
          </table:table-cell>
          <table:table-cell table:style-name="ce42" office:value-type="string" calcext:value-type="string">
            <text:p>1843-B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5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Construção</text:p>
          </table:table-cell>
          <table:table-cell table:style-name="ce54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1-09" calcext:value-type="date">
            <text:p>11/09/23</text:p>
          </table:table-cell>
          <table:table-cell table:style-name="ce42" office:value-type="string" calcext:value-type="string">
            <text:p>1843-C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5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Matemática</text:p>
          </table:table-cell>
          <table:table-cell table:style-name="ce54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2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Numb.. Theory / implement.</text:p>
          </table:table-cell>
          <table:table-cell table:style-name="ce55" office:value-type="string" calcext:value-type="string">
            <text:p>https://codeforces.com/contest/1859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B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22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Sorting</text:p>
          </table:table-cell>
          <table:table-cell table:style-name="ce55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12-09" calcext:value-type="date">
            <text:p>12/09/23</text:p>
          </table:table-cell>
          <table:table-cell table:style-name="ce43" office:value-type="string" calcext:value-type="string">
            <text:p>1859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Dificil</text:p>
          </table:table-cell>
          <table:table-cell table:style-name="ce27" office:value-type="string" calcext:value-type="string">
            <text:p>Guloso / Força Bruta</text:p>
          </table:table-cell>
          <table:table-cell table:style-name="ce55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33" office:value-type="date" office:date-value="2023-12-09" calcext:value-type="date">
            <text:p>12/09/23</text:p>
          </table:table-cell>
          <table:table-cell table:style-name="ce42" office:value-type="string" calcext:value-type="string">
            <text:p>1840-A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0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Implementação</text:p>
          </table:table-cell>
          <table:table-cell table:style-name="ce54" office:value-type="string" calcext:value-type="string">
            <text:p>https://codeforces.com/contest/1840/problem/A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2-09" calcext:value-type="date">
            <text:p>12/09/23</text:p>
          </table:table-cell>
          <table:table-cell table:style-name="ce42" office:value-type="string" calcext:value-type="string">
            <text:p>1840-B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0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Binário</text:p>
          </table:table-cell>
          <table:table-cell table:style-name="ce54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24" office:value-type="float" office:value="2" calcext:value-type="float">
            <text:p>2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2-09" calcext:value-type="date">
            <text:p>12/09/23</text:p>
          </table:table-cell>
          <table:table-cell table:style-name="ce42" office:value-type="string" calcext:value-type="string">
            <text:p>1840-C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20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Combinatoria</text:p>
          </table:table-cell>
          <table:table-cell table:style-name="ce54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24" office:value-type="float" office:value="2" calcext:value-type="float">
            <text:p>2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1" office:value-type="date" office:date-value="2023-12-09" calcext:value-type="date">
            <text:p>12/09/23</text:p>
          </table:table-cell>
          <table:table-cell table:style-name="ce41" office:value-type="string" calcext:value-type="string">
            <text:p>1833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0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s</text:p>
          </table:table-cell>
          <table:table-cell table:style-name="ce53" office:value-type="string" calcext:value-type="string">
            <text:p>https://codeforces.com/contest/1833/problem/A</text:p>
          </table:table-cell>
          <table:table-cell table:style-name="ce28" office:value-type="float" office:value="2" calcext:value-type="float">
            <text:p>2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12-09" calcext:value-type="date">
            <text:p>12/09/23</text:p>
          </table:table-cell>
          <table:table-cell table:style-name="ce41" office:value-type="string" calcext:value-type="string">
            <text:p>1833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string" calcext:value-type="string">
            <text:p>12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 / Sorting</text:p>
          </table:table-cell>
          <table:table-cell table:style-name="ce53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 office:value-type="string" calcext:value-type="string">
            <text:p>13/09/23</text:p>
          </table:table-cell>
          <table:table-cell table:style-name="ce41" office:value-type="string" calcext:value-type="string">
            <text:p>1833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20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 / Matemática</text:p>
          </table:table-cell>
          <table:table-cell table:style-name="ce53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1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</text:p>
          </table:table-cell>
          <table:table-cell table:style-name="ce55" office:value-type="string" calcext:value-type="string">
            <text:p>https://codeforces.com/contest/1858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15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Construção</text:p>
          </table:table-cell>
          <table:table-cell table:style-name="ce55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2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11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6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0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90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5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7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759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3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44"/>
        <table:table-column table:style-name="co8" table:default-cell-style-name="ce44"/>
        <table:table-column table:style-name="co1" table:default-cell-style-name="ce44"/>
        <table:table-column table:style-name="co9" table:number-columns-repeated="2" table:default-cell-style-name="ce44"/>
        <table:table-column table:style-name="co1" table:number-columns-repeated="1016" table:default-cell-style-name="ce44"/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92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93" office:value-type="string" calcext:value-type="string">
            <text:p>Codeforces Round 895 (Div. 3)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93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92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93" office:value-type="string" calcext:value-type="string">
            <text:p>Codeforces Round #888 (Div. 3)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93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3T20:49:13.251633594</dc:date>
    <meta:editing-duration>PT17H15M11S</meta:editing-duration>
    <meta:editing-cycles>27</meta:editing-cycles>
    <meta:generator>LibreOffice/7.3.7.2$Linux_X86_64 LibreOffice_project/30$Build-2</meta:generator>
    <meta:document-statistic meta:table-count="4" meta:cell-count="493" meta:object-count="0"/>
  </office:meta>
</office:document-meta>
</file>